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maintenance"/>Maintenance<text:bookmark-end text:name="maintenance"/></text:h>
      <text:p text:style-name="First_20_paragraph">La maintenance des logiciels est le processus de changement, de modification et de mise à jour des logiciels pour répondre aux besoins des usagers.</text:p>
      <text:p text:style-name="Text_20_body">Il existe quatre types de maintenance logicielle : 1. corrective (résolution des problèmes), 2. adaptative (mises à jour du système), 3. perfective (amélioration des performances) 4. préventive (prévention proactive des problèmes).</text:p>
      <text:p text:style-name="Text_20_body">Il est important de définir le type de maintenance nécessaire pour chaque projet, car il peut être difficile de les maintenir tous dans le cadre d’un projet de recherche.</text:p>
      <text:h text:style-name="Heading_20_3" text:outline-level="3"><text:bookmark-start text:name="ressources-externes"/>Ressources externes<text:bookmark-end text:name="ressources-externes"/></text:h>
      <text:list text:style-name="L1">
        <text:list-item>
          <text:p text:style-name="P1"><text:a xlink:type="simple" xlink:href="https://www.lirmm.fr/~seriai/uploads/Enseignement/cours.pdf" office:name=""><text:span text:style-name="Definition">LIRMM</text:span></text:a> [pdf]</text:p>
        </text:list-item>
        <text:list-item>
          <text:p text:style-name="P1"><text:a xlink:type="simple" xlink:href="https://cpl.thalesgroup.com/fr/software-monetization/four-types-of-software-maintenance" office:name=""><text:span text:style-name="Definition">Thal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3-27T08:29:14Z</meta:creation-date>
    <dc:date>2025-03-27T08:29:14Z</dc:date>
  </office:meta>
</office:document-meta>
</file>